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Black" svg:font-family="'Arial Black'" style:font-pitch="variable"/>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text-properties style:font-name="Arial1" fo:font-size="12pt" style:font-size-asian="12pt" style:font-size-complex="12pt"/>
    </style:style>
    <style:style style:name="P2" style:family="paragraph" style:parent-style-name="List_20_Paragraph" style:list-style-name="WWNum1">
      <style:text-properties style:font-name="Arial1" fo:font-size="12pt" style:font-size-asian="12pt" style:font-size-complex="12pt"/>
    </style:style>
    <style:style style:name="P3" style:family="paragraph" style:parent-style-name="List_20_Paragraph">
      <style:paragraph-properties fo:text-align="justify" style:justify-single-word="false"/>
      <style:text-properties style:font-name="Arial1" fo:font-size="12pt" style:font-size-asian="12pt" style:font-size-complex="12pt"/>
    </style:style>
    <style:style style:name="P4" style:family="paragraph" style:parent-style-name="List_20_Paragraph">
      <style:text-properties style:font-name="Arial1" fo:font-size="12pt" fo:language="en" fo:country="US" style:font-size-asian="12pt" style:font-size-complex="12pt"/>
    </style:style>
    <style:style style:name="P5" style:family="paragraph" style:parent-style-name="List_20_Paragraph">
      <style:paragraph-properties fo:text-align="justify" style:justify-single-word="false"/>
      <style:text-properties style:font-name="Arial1" fo:font-size="12pt" fo:language="en" fo:country="US" style:font-size-asian="12pt" style:font-size-complex="12pt"/>
    </style:style>
    <style:style style:name="P6" style:family="paragraph" style:parent-style-name="List_20_Paragraph">
      <style:paragraph-properties fo:margin-left="0cm" fo:margin-right="0cm" fo:text-indent="0cm" style:auto-text-indent="false"/>
      <style:text-properties style:font-name="Arial1" fo:font-size="12pt" style:font-size-asian="12pt" style:font-size-complex="12pt"/>
    </style:style>
    <style:style style:name="P7" style:family="paragraph" style:parent-style-name="List_20_Paragraph">
      <style:paragraph-properties fo:margin-left="0cm" fo:margin-right="0cm" fo:text-indent="0cm" style:auto-text-indent="false"/>
      <style:text-properties style:font-name="Arial1" fo:font-size="12pt" officeooo:rsid="001989b4" officeooo:paragraph-rsid="001989b4" style:font-size-asian="12pt" style:font-size-complex="12pt"/>
    </style:style>
    <style:style style:name="P8" style:family="paragraph" style:parent-style-name="List_20_Paragraph">
      <style:paragraph-properties fo:margin-left="0cm" fo:margin-right="0cm" fo:text-align="justify" style:justify-single-word="false" fo:text-indent="0cm" style:auto-text-indent="false"/>
      <style:text-properties style:font-name="Arial1" fo:font-size="12pt" officeooo:rsid="001989b4" officeooo:paragraph-rsid="001989b4" style:font-size-asian="12pt" style:font-size-complex="12pt"/>
    </style:style>
    <style:style style:name="P9" style:family="paragraph" style:parent-style-name="List_20_Paragraph" style:list-style-name="WWNum1">
      <style:paragraph-properties fo:margin-left="0cm" fo:margin-right="0cm" fo:text-indent="0cm" style:auto-text-indent="false"/>
      <style:text-properties style:font-name="Arial1" fo:font-size="12pt" officeooo:paragraph-rsid="001989b4" style:font-size-asian="12pt" style:font-size-complex="12pt"/>
    </style:style>
    <style:style style:name="P10" style:family="paragraph" style:parent-style-name="Standard">
      <style:paragraph-properties fo:text-align="justify" style:justify-single-word="false"/>
      <style:text-properties officeooo:paragraph-rsid="0016edb2"/>
    </style:style>
    <style:style style:name="P11" style:family="paragraph" style:parent-style-name="Standard">
      <style:paragraph-properties fo:text-align="justify" style:justify-single-word="false"/>
      <style:text-properties style:font-name="Arial1" fo:font-size="12pt" style:font-size-asian="12pt" style:font-size-complex="12pt"/>
    </style:style>
    <style:style style:name="P12" style:family="paragraph" style:parent-style-name="Standard">
      <style:paragraph-properties fo:text-align="justify" style:justify-single-word="false"/>
      <style:text-properties style:font-name="Arial1" fo:font-size="12pt" officeooo:rsid="0013fb28" officeooo:paragraph-rsid="0013fb28" style:font-size-asian="12pt" style:font-size-complex="12pt"/>
    </style:style>
    <style:style style:name="P13" style:family="paragraph" style:parent-style-name="Standard">
      <style:paragraph-properties fo:text-align="justify" style:justify-single-word="false"/>
      <style:text-properties style:font-name="Arial1" fo:font-size="12pt" officeooo:rsid="0013fb28" officeooo:paragraph-rsid="00182c58" style:font-size-asian="12pt" style:font-size-complex="12pt"/>
    </style:style>
    <style:style style:name="P14" style:family="paragraph" style:parent-style-name="Standard" style:list-style-name="WWNum1">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15" style:family="paragraph" style:parent-style-name="Standard" style:list-style-name="WWNum1">
      <style:paragraph-properties fo:text-align="justify" style:justify-single-word="false"/>
      <style:text-properties fo:color="#000000" style:font-name="Arial1" fo:font-size="12pt" fo:font-weight="normal" officeooo:paragraph-rsid="0016edb2" style:font-size-asian="12pt" style:font-weight-asian="normal" style:font-size-complex="12pt" style:font-weight-complex="normal"/>
    </style:style>
    <style:style style:name="P16" style:family="paragraph" style:parent-style-name="Standard" style:master-page-name="Standard">
      <style:paragraph-properties style:page-number="auto"/>
      <style:text-properties style:font-name="Arial1" fo:font-size="12pt" style:font-size-asian="12pt" style:font-size-complex="12pt"/>
    </style:style>
    <style:style style:name="P17" style:family="paragraph" style:parent-style-name="Standard">
      <style:paragraph-properties fo:margin-left="0cm" fo:margin-right="0cm" fo:text-indent="0cm" style:auto-text-indent="false"/>
      <style:text-properties style:font-name="Arial1" fo:font-size="12pt" officeooo:rsid="00182c58" officeooo:paragraph-rsid="00182c58" style:font-size-asian="12pt" style:font-size-complex="12pt"/>
    </style:style>
    <style:style style:name="T1" style:family="text">
      <style:text-properties fo:language="en" fo:country="US"/>
    </style:style>
    <style:style style:name="T2" style:family="text">
      <style:text-properties fo:language="en" fo:country="US" officeooo:rsid="00130212" fo:background-color="#ffffff" loext:char-shading-value="0" style:font-name-complex="Arial2"/>
    </style:style>
    <style:style style:name="T3" style:family="text">
      <style:text-properties fo:language="en" fo:country="US" fo:background-color="#ffffff" loext:char-shading-value="0" style:font-name-complex="Arial2"/>
    </style:style>
    <style:style style:name="T4" style:family="text">
      <style:text-properties fo:language="en" fo:country="US" fo:font-weight="bold" officeooo:rsid="00130212" fo:background-color="#ffffff" loext:char-shading-value="0" style:font-name-complex="Arial2"/>
    </style:style>
    <style:style style:name="T5" style:family="text">
      <style:text-properties fo:language="en" fo:country="US" officeooo:rsid="001989b4"/>
    </style:style>
    <style:style style:name="T6" style:family="text">
      <style:text-properties fo:background-color="#ffffff" loext:char-shading-value="0" style:font-name-complex="Arial2"/>
    </style:style>
    <style:style style:name="T7" style:family="text">
      <style:text-properties officeooo:rsid="0013fb28" fo:background-color="#ffffff" loext:char-shading-value="0" style:font-name-complex="Arial2"/>
    </style:style>
    <style:style style:name="T8" style:family="text">
      <style:text-properties officeooo:rsid="00130212" fo:background-color="#ffffff" loext:char-shading-value="0" style:font-name-complex="Arial2"/>
    </style:style>
    <style:style style:name="T9" style:family="text">
      <style:text-properties style:font-name-complex="Arial2" style:font-weight-complex="bold"/>
    </style:style>
    <style:style style:name="T10" style:family="text">
      <style:text-properties fo:color="#008000" fo:language="en" fo:country="US" fo:font-weight="bold" officeooo:rsid="00130212" fo:background-color="#ffffff" loext:char-shading-value="0" style:font-name-complex="Arial2"/>
    </style:style>
    <style:style style:name="T11" style:family="text">
      <style:text-properties fo:color="#ff0000"/>
    </style:style>
    <style:style style:name="T12" style:family="text">
      <style:text-properties fo:color="#ff0000" fo:language="en" fo:country="US" fo:font-weight="bold" officeooo:rsid="00130212" fo:background-color="#ffffff" loext:char-shading-value="0" style:font-name-complex="Arial2"/>
    </style:style>
    <style:style style:name="T13" style:family="text">
      <style:text-properties fo:color="#ff0000" style:font-name="Arial1" fo:font-size="12pt" fo:font-weight="normal" officeooo:rsid="00159a11" style:font-size-asian="12pt" style:font-weight-asian="normal" style:font-size-complex="12pt" style:font-weight-complex="normal"/>
    </style:style>
    <style:style style:name="T14" style:family="text">
      <style:text-properties fo:color="#808000" fo:language="en" fo:country="US" fo:font-weight="bold" officeooo:rsid="00130212" fo:background-color="#ffffff" loext:char-shading-value="0" style:font-name-complex="Arial2"/>
    </style:style>
    <style:style style:name="T15" style:family="text">
      <style:text-properties fo:color="#ffa500" fo:language="en" fo:country="US" fo:font-weight="bold" officeooo:rsid="00130212" fo:background-color="#ffffff" loext:char-shading-value="0" style:font-name-complex="Arial2"/>
    </style:style>
    <style:style style:name="T16" style:family="text">
      <style:text-properties fo:color="#ee82ee" fo:language="en" fo:country="US" fo:font-weight="bold" officeooo:rsid="00130212" fo:background-color="#ffffff" loext:char-shading-value="0" style:font-name-complex="Arial2"/>
    </style:style>
    <style:style style:name="T17" style:family="text">
      <style:text-properties fo:color="#0000ff" fo:language="en" fo:country="US" fo:font-weight="bold" officeooo:rsid="00130212" fo:background-color="#ffffff" loext:char-shading-value="0" style:font-name-complex="Arial2"/>
    </style:style>
    <style:style style:name="T18" style:family="text">
      <style:text-properties fo:color="#000000" style:font-name="Arial1" fo:font-size="12pt" fo:font-weight="normal" style:font-size-asian="12pt" style:font-weight-asian="normal" style:font-size-complex="12pt" style:font-weight-complex="normal"/>
    </style:style>
    <style:style style:name="T19" style:family="text">
      <style:text-properties fo:color="#000000" style:font-name="Arial1" fo:font-size="12pt" fo:font-weight="normal" officeooo:rsid="0014ba4a" style:font-size-asian="12pt" style:font-weight-asian="normal" style:font-size-complex="12pt" style:font-weight-complex="normal"/>
    </style:style>
    <style:style style:name="T20" style:family="text">
      <style:text-properties fo:color="#000000" style:font-name="Arial1" fo:font-size="12pt" fo:font-weight="normal" officeooo:rsid="00159a11" style:font-size-asian="12pt" style:font-weight-asian="normal" style:font-size-complex="12pt" style:font-weight-complex="normal"/>
    </style:style>
    <style:style style:name="T21" style:family="text">
      <style:text-properties fo:color="#000000" style:font-name="Arial1" fo:font-size="12pt" fo:font-weight="normal" style:font-size-asian="12pt" style:font-weight-asian="normal" style:font-name-complex="Arial2" style:font-size-complex="12pt" style:font-weight-complex="bold"/>
    </style:style>
    <style:style style:name="T22" style:family="text">
      <style:text-properties fo:color="#000000" style:font-name="Arial1" fo:font-size="12pt" fo:font-weight="normal" fo:background-color="#ffffff" loext:char-shading-value="0" style:font-size-asian="12pt" style:font-weight-asian="normal" style:font-name-complex="Arial2" style:font-size-complex="12pt" style:font-weight-complex="normal"/>
    </style:style>
    <style:style style:name="T23" style:family="text">
      <style:text-properties fo:color="#000000" fo:language="en" fo:country="US" fo:font-weight="normal" fo:background-color="#ffffff" loext:char-shading-value="0" style:font-weight-asian="normal" style:font-name-complex="Arial2"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Role of Distributed Systems in Big Query</text:span></text:p>
      <text:p text:style-name="P11"><text:span text:style-name="T1"><text:tab/></text:span><text:span text:style-name="T6">BigQuery </text:span><text:span text:style-name="T9">is based</text:span><text:span text:style-name="T6"> on </text:span><text:span text:style-name="T9">the</text:span><text:span text:style-name="T6"> latest generation </text:span><text:span text:style-name="T9">of Google's</text:span><text:span text:style-name="T6"> distributed file </text:span><text:span text:style-name="T9">system, Colossus.</text:span><text:span text:style-name="T6"> Each Google </text:span><text:span text:style-name="T9">data center</text:span><text:span text:style-name="T6"> has its own Colossus cluster, and each Colossus cluster has enough disks to </text:span><text:span text:style-name="T9">provide each</text:span><text:span text:style-name="T6"> BigQuery user </text:span><text:span text:style-name="T9">with</text:span><text:span text:style-name="T6"> thousands of dedicated disks at </text:span><text:span text:style-name="T9">the same</text:span><text:span text:style-name="T6"> time. Colossus also handles replication, recovery </text:span><text:span text:style-name="T9">(if the hard drive crashes),</text:span><text:span text:style-name="T6"> and distributed management </text:span><text:span text:style-name="T9">(and therefore</text:span><text:span text:style-name="T6"> no single point of failure). </text:span><text:span text:style-name="T7">Data in Big Query is </text:span><text:span text:style-name="T8">automatically compressed, encrypted, replicated, and distributed. Colossus ensures durability using erasure encoding </text:span><text:span text:style-name="T7">where the data is broken down into fragments and encoded with r</text:span><text:span text:style-name="T8">edundant chunks of data </text:span><text:span text:style-name="T7">and stored on</text:span><text:span text:style-name="T8"> multiple physical disks</text:span><text:span text:style-name="T2">.</text:span></text:p>
      <text:p text:style-name="P11"/>
      <text:p text:style-name="P12"><text:span text:style-name="T3">Following are the 5 different features offered by Google's BigQuery that makes it more reliable:</text:span></text:p>
      <text:list xml:id="list1246901921" text:style-name="WWNum1">
        <text:list-item>
          <text:p text:style-name="P14"><text:span text:style-name="T2">Concurrency<text:line-break/>It's nearly impossible to steal resources from BigQuery, and as your demands for parallelism grow, BigQuery adapts seamlessly to those demands. There </text:span><text:bookmark text:name="qtip_1"/><text:span text:style-name="T2">aren't any bad queries that paralyze </text:span><text:bookmark text:name="qtip_2"/><text:span text:style-name="T2">the whole service.</text:span></text:p>
        </text:list-item>
        <text:list-item>
          <text:p text:style-name="P15"><text:span text:style-name="T2">Scalability<text:line-break/>It's important </text:span><text:bookmark text:name="qtip_3"/><text:span text:style-name="T2">to notice that the BigQuery architecture separates the concepts of storage (Colossus) and compute (Borg) and allows them to be scaled independently. This makes BigQuery more economical and scalable than its counterparts. Also, Colossus enables users to scale to dozens of petabytes </text:span><text:bookmark text:name="qtip_4"/><text:span text:style-name="T2">of information stored seamlessly. Storage and Compute can grow </text:span><text:bookmark text:name="qtip_5"/><text:span text:style-name="T2">per your requirements. And you dont </text:span><text:bookmark text:name="qtip_6"/><text:span text:style-name="T2">need to </text:span><text:bookmark text:name="qtip_7"/><text:span text:style-name="T2">acquire any unused capacity</text:span></text:p>
        </text:list-item>
      </text:list>
      <text:p text:style-name="P5"/>
      <text:list xml:id="list32948438943761" text:continue-numbering="true" text:style-name="WWNum1">
        <text:list-item>
          <text:p text:style-name="P2"><text:span text:style-name="T1">Transparency</text:span></text:p>
        </text:list-item>
      </text:list>
      <text:p text:style-name="P4"/>
      <text:list xml:id="list32948136285301" text:continue-numbering="true" text:style-name="WWNum1">
        <text:list-item>
          <text:p text:style-name="P2"><text:span text:style-name="T1">Fault Tolerance and Replication</text:span></text:p>
        </text:list-item>
      </text:list>
      <text:p text:style-name="P3"><text:span text:style-name="T9">System fault</text:span><text:span text:style-name="T6"> tolerance is </text:span><text:span text:style-name="T9">the</text:span><text:span text:style-name="T6"> ability to continue </text:span><text:span text:style-name="T9">to function</text:span><text:span text:style-name="T6"> as intended </text:span><text:span text:style-name="T9">in the event of</text:span><text:span text:style-name="T6"> a </text:span><text:span text:style-name="T9">failure. Errors</text:span><text:span text:style-name="T6"> can be broadly </text:span><text:span text:style-name="T9">divided into</text:span><text:span text:style-name="T6"> soft </text:span><text:span text:style-name="T9">failures (temporary)</text:span><text:span text:style-name="T6"> and hard </text:span><text:span text:style-name="T9">failures (permanent).</text:span><text:span text:style-name="T6"> Soft </text:span><text:span text:style-name="T9">failures are failures that do not destroy the hardware. For example,</text:span><text:span text:style-name="T6"> a </text:span><text:span text:style-name="T9">power outage or a machine crash. When</text:span><text:span text:style-name="T6"> hardware is destroyed in </text:span><text:span text:style-name="T9">a scenario</text:span><text:span text:style-name="T6"> such as </text:span><text:span text:style-name="T9">a flood or earthquake, the serious failure becomes even more serious.</text:span><text:span text:style-name="T6"> In either case, BigQuery </text:span><text:span text:style-name="T9">won't lose any data [9].</text:span></text:p>
      <text:p text:style-name="P3"><text:span text:style-name="T6">BigQuery continues to execute with only a few milliseconds of delay in the event of a machine-level failure</text:span><text:span text:style-name="T9">.</text:span><text:span text:style-name="T6"> All currently running queries </text:span><text:span text:style-name="T9">will</text:span><text:span text:style-name="T6"> continue </text:span><text:span text:style-name="T9">to be processed. No data is lost in</text:span><text:span text:style-name="T6"> the event of a soft or hard </text:span><text:span text:style-name="T9">zone failure.</text:span><text:span text:style-name="T6"> However, </text:span><text:span text:style-name="T9">the</text:span><text:span text:style-name="T6"> currently running </text:span><text:span text:style-name="T9">query can</text:span><text:span text:style-name="T6"> fail and </text:span><text:span text:style-name="T9">must</text:span><text:span text:style-name="T6"> be resubmitted. </text:span><text:span text:style-name="T9">Soft zone</text:span><text:span text:style-name="T6"> failure, </text:span><text:span text:style-name="T9">eg B. Power</text:span><text:span text:style-name="T6"> outage, </text:span><text:span text:style-name="T9">transformer destruction,</text:span><text:span text:style-name="T6"> or network </text:span><text:span text:style-name="T9">partition</text:span><text:span text:style-name="T6"> is a </text:span><text:span text:style-name="T9">trial</text:span><text:span text:style-name="T6"> and </text:span><text:span text:style-name="T9">error method and will be fixed</text:span><text:span text:style-name="T6"> automatically within minutes. </text:span><text:span text:style-name="T9">Soft</text:span><text:span text:style-name="T6"> regional </text:span><text:span text:style-name="T9">failure. </text:span><text:soft-page-break/><text:span text:style-name="T9">For example, if</text:span><text:span text:style-name="T6"> a network </text:span><text:span text:style-name="T9">connection is lost</text:span><text:span text:style-name="T6"> in </text:span><text:span text:style-name="T9">a region,</text:span><text:span text:style-name="T6"> availability </text:span><text:span text:style-name="T9">will be lost</text:span><text:span text:style-name="T6"> until the region is brought back online, but </text:span><text:span text:style-name="T9">no data will be lost. Serious</text:span><text:span text:style-name="T6"> regional </text:span><text:span text:style-name="T9">obstacles, such as disasters that destroy</text:span><text:span text:style-name="T6"> the entire region, </text:span><text:span text:style-name="T9">can lead to the</text:span><text:span text:style-name="T6"> loss of data stored in that region. BigQuery does not automatically provide </text:span><text:span text:style-name="T9">backups</text:span><text:span text:style-name="T6"> or </text:span><text:span text:style-name="T9">replicas</text:span><text:span text:style-name="T6"> of data in </text:span><text:span text:style-name="T9">different</text:span><text:span text:style-name="T6"> geographic </text:span><text:span text:style-name="T9">regions.</text:span><text:span text:style-name="T6"> You can </text:span><text:span text:style-name="T9">improve</text:span><text:span text:style-name="T6"> your disaster recovery </text:span><text:span text:style-name="T9">strategy b</text:span><text:bookmark text:name="_GoBack"/><text:span text:style-name="T9">y making cross-region copies of your dataset.</text:span></text:p>
      <text:p text:style-name="P4"/>
      <text:p text:style-name="P3"><text:span text:style-name="T6">BigQuery </text:span><text:span text:style-name="T9">relies</text:span><text:span text:style-name="T6"> on Borg for data processing. Borg </text:span><text:span text:style-name="T9">is a required cluster of thousands of machines that</text:span><text:span text:style-name="T6"> instantiates hundreds of Dremel jobs </text:span><text:span text:style-name="T9">at the same time.</text:span><text:span text:style-name="T6"> In addition to </text:span><text:span text:style-name="T9">allocating</text:span><text:span text:style-name="T6"> compute capacity </text:span><text:span text:style-name="T9">to</text:span><text:span text:style-name="T6"> Dremel jobs, Borg </text:span><text:span text:style-name="T9">also undertakes fault tolerance.</text:span></text:p>
      <text:p text:style-name="P5"/>
      <text:list xml:id="list32948820658630" text:continue-numbering="true" text:style-name="WWNum1">
        <text:list-item>
          <text:p text:style-name="P2"><text:span text:style-name="T1">Security</text:span></text:p>
        </text:list-item>
      </text:list>
      <text:p text:style-name="P3"><text:span text:style-name="T6">BigQuery </text:span><text:span text:style-name="T9">data</text:span><text:span text:style-name="T6"> is automatically encrypted </text:span><text:span text:style-name="T9">during storage</text:span><text:span text:style-name="T6"> or </text:span><text:span text:style-name="T9">transfer.</text:span><text:span text:style-name="T6"> BigQuery also </text:span><text:span text:style-name="T9">provides</text:span><text:span text:style-name="T6"> the ability to isolate jobs and </text:span><text:span text:style-name="T9">manage the</text:span><text:span text:style-name="T6"> security </text:span><text:span text:style-name="T9">of</text:span><text:span text:style-name="T6"> multitenant </text:span><text:span text:style-name="T9">activities.</text:span><text:span text:style-name="T6"> BigQuery is tightly integrated with </text:span><text:span text:style-name="T9">the security features of</text:span><text:span text:style-name="T6"> other GCP </text:span><text:span text:style-name="T9">products, giving enterprises</text:span><text:span text:style-name="T6"> a </text:span><text:span text:style-name="T9">complete picture</text:span><text:span text:style-name="T6"> of data security. Users can share </text:span><text:span text:style-name="T9">records with</text:span><text:span text:style-name="T6"> Google Cloud Identity and Access Management (IAM). Administrators can set permissions for individuals and groups to access </text:span><text:span text:style-name="T9">records,</text:span><text:span text:style-name="T6"> tables, and views. </text:span><text:span text:style-name="T9">Google's</text:span><text:span text:style-name="T6"> Virtual Private Cloud </text:span><text:span text:style-name="T9">Policy Control prevents</text:span><text:span text:style-name="T6"> anyone outside your organization </text:span><text:span text:style-name="T9">from</text:span><text:span text:style-name="T6"> accessing </text:span><text:span text:style-name="T9">your</text:span><text:span text:style-name="T6"> data or attempting to export </text:span><text:span text:style-name="T9">it</text:span><text:span text:style-name="T6"> to unauthorized third parties. IAM and VPC work across Google Cloud Platform to </text:span><text:span text:style-name="T9">bridge</text:span><text:span text:style-name="T6"> security gaps between products.</text:span></text:p>
      <text:p text:style-name="P4"/>
      <text:p text:style-name="P4"/>
      <text:p text:style-name="P1">[9] Google Cloud.Availability and durability. Google Cloud. Retrieved April 19, 2021 from https://cloud.google.com/bigquery/ docs/availabil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7"><text:span text:style-name="T1">Role of Distributed Systems in Big Query</text:span></text:p>
      <text:p text:style-name="P10"><text:span text:style-name="T20"><text:tab/>BigQuery is based on Colossus, the most recent version of Google's distributed file system. </text:span><text:span text:style-name="T13">Each Google Data Centre owns a Colossus cluster, which is equipped with enough discs to offer each BigQuery user with thousands of dedicated drives at the same time.</text:span><text:span text:style-name="T20"> <text:s/>Data in Big Query is automatically compressed, encrypted, replicated, and distributed. </text:span><text:span text:style-name="T13">Colossus ensures durability using erasure encoding where </text:span><text:bookmark text:name="qtip_8"/><text:span text:style-name="T13">the data is decomposed into fragments </text:span><text:span text:style-name="T20">and encoded with redundant chunks </text:span><text:bookmark text:name="qtip_10"/><text:span text:style-name="T20">of information and stored on multiple physical disks. Replication, Recovery and Distributed management is taken care by Colossus.</text:span></text:p>
      <text:p text:style-name="P13"><text:span text:style-name="T23">Following are the 5 different features offered by Google's BigQuery that makes it more reliable:</text:span></text:p>
      <text:p text:style-name="P6">1. Concurrency</text:p>
      <text:p text:style-name="P6">It's nearly impossible to steal resources from BigQuery, and as the concurrency requirements grow, BigQuery easily adapts to those requirements. There are not any bad queries that paralyze the full service.</text:p>
      <text:p text:style-name="P6">2. Scalability</text:p>
      <text:p text:style-name="P6"><text:span text:style-name="T11">It's important to note that the BigQuery architecture separates the concepts of storage (Colossus) and compute (Borg) and allows them to be scaled independently. This makes BigQuery more economical and scalable than its counterparts.</text:span> Also, Colossus enables users to scale to dozens of petabytes of data stored seamlessly. Storage and Compute can grow per your requirements. And you dont have to acquire any unused capacity</text:p>
      <text:p text:style-name="P7">3. Transparency</text:p>
      <text:p text:style-name="P7"/>
      <text:p text:style-name="P7">4. Fault Tolerance and Replication</text:p>
      <text:p text:style-name="P7">System fault tolerance is the ability to continue to function as intended in the event of a failure. Errors can be broadly divided into soft failures (temporary) and hard failures (permanent). Soft failures are failures that do not destroy the hardware. For example, a power outage or a machine crash. <text:span text:style-name="T11">When hardware is destroyed in a scenario such as a flood or earthquake, the serious failure becomes even more serious. In either case, BigQuery won't lose any data </text:span>[9].</text:p>
      <text:p text:style-name="P7">BigQuery continues to execute with only a few milliseconds of delay in the event of a machine-level failure. All currently running queries will continue to be processed. No data is lost in the event of a soft or hard zone failure. However, the currently running query can fail and must be resubmitted. Soft zone failure, eg B. Power outage, transformer destruction, or network partition is a trial and error method and will be fixed automatically within minutes. Soft regional failure. For example, if a network connection is lost in a region, availability will be lost until the region is brought back online, but no data will be lost. Serious regional obstacles, such as disasters that destroy the entire region, can lead to the loss of data stored in that region. BigQuery does not <text:soft-page-break/>automatically provide backups or replicas of data in different geographic regions. Y<text:span text:style-name="T11">ou can improve your disaster recovery strategy by making cross-region copies of your dataset.</text:span></text:p>
      <text:list xml:id="list32948528091992" text:continue-numbering="true" text:style-name="WWNum1">
        <text:list-header>
          <text:p text:style-name="P9"><text:span text:style-name="T5">5. </text:span><text:span text:style-name="T1">Security</text:span></text:p>
        </text:list-header>
      </text:list>
      <text:p text:style-name="P8"><text:span text:style-name="T6">BigQuery </text:span><text:span text:style-name="T9">data</text:span><text:span text:style-name="T6"> is automatically encrypted </text:span><text:span text:style-name="T9">during storage</text:span><text:span text:style-name="T6"> or </text:span><text:span text:style-name="T9">transfer.</text:span><text:span text:style-name="T6"> BigQuery also </text:span><text:span text:style-name="T9">provides</text:span><text:span text:style-name="T6"> the ability to isolate jobs and </text:span><text:span text:style-name="T9">manage the</text:span><text:span text:style-name="T6"> security </text:span><text:span text:style-name="T9">of</text:span><text:span text:style-name="T6"> multitenant </text:span><text:span text:style-name="T9">activities.</text:span><text:span text:style-name="T6"> BigQuery is tightly integrated with </text:span><text:span text:style-name="T9">the security features of</text:span><text:span text:style-name="T6"> other GCP </text:span><text:span text:style-name="T9">products, giving enterprises</text:span><text:span text:style-name="T6"> a </text:span><text:span text:style-name="T9">complete picture</text:span><text:span text:style-name="T6"> of data security. Users can share </text:span><text:span text:style-name="T9">records with</text:span><text:span text:style-name="T6"> Google Cloud Identity and Access Management (IAM). Administrators can set permissions for individuals and groups to access </text:span><text:span text:style-name="T9">records,</text:span><text:span text:style-name="T6"> tables, and views. </text:span><text:span text:style-name="T9">Google's</text:span><text:span text:style-name="T6"> Virtual Private Cloud </text:span><text:span text:style-name="T9">Policy Control prevents</text:span><text:span text:style-name="T6"> anyone outside your organization </text:span><text:span text:style-name="T9">from</text:span><text:span text:style-name="T6"> accessing </text:span><text:span text:style-name="T9">your</text:span><text:span text:style-name="T6"> data or attempting to export </text:span><text:span text:style-name="T9">it</text:span><text:span text:style-name="T6"> to unauthorized third parties. IAM and VPC work across Google Cloud Platform to </text:span><text:span text:style-name="T9">bridge</text:span><text:span text:style-name="T6"> security gaps between produc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Black" svg:font-family="'Arial Black'" style:font-pitch="variable"/>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ib</meta:initial-creator>
    <meta:editing-cycles>2</meta:editing-cycles>
    <meta:creation-date>2021-12-17T22:41:00</meta:creation-date>
    <dc:date>2021-12-18T03:29:46.677931585</dc:date>
    <meta:editing-duration>PT3H37S</meta:editing-duration>
    <meta:generator>LibreOffice/6.4.7.2$Linux_X86_64 LibreOffice_project/40$Build-2</meta:generator>
    <meta:document-statistic meta:table-count="0" meta:image-count="0" meta:object-count="0" meta:page-count="4" meta:paragraph-count="26" meta:word-count="1196" meta:character-count="7742" meta:non-whitespace-character-count="6574"/>
    <meta:user-defined meta:name="AppVersion">16.0000</meta:user-defined>
    <meta:user-defined meta:name="Company">Concordia University Libra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